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3.25in" style:type="center"/>
          <style:tab-stop style:position="6.4063in"/>
          <style:tab-stop style:position="6.5in" style:type="right"/>
          <style:tab-stop style:position="6.9252in" style:type="right"/>
        </style:tab-stops>
      </style:paragraph-properties>
    </style:style>
    <style:style style:name="P4" style:family="paragraph" style:parent-style-name="Standard">
      <style:paragraph-properties fo:text-align="center" style:justify-single-word="false"/>
      <style:text-properties fo:font-size="28pt" style:font-size-asian="28pt" style:font-size-complex="28pt"/>
    </style:style>
    <style:style style:name="P5" style:family="paragraph" style:parent-style-name="Standard">
      <style:paragraph-properties fo:text-align="center" style:justify-single-word="false"/>
      <style:text-properties fo:font-size="22pt" style:font-size-asian="22pt" style:font-size-complex="22pt"/>
    </style:style>
    <style:style style:name="P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text-properties fo:font-size="15pt" style:font-size-asian="15pt" style:font-size-complex="15pt"/>
    </style:style>
    <style:style style:name="P9" style:family="paragraph" style:parent-style-name="Standard">
      <style:paragraph-properties fo:line-height="200%"/>
      <style:text-properties fo:font-size="15pt" style:font-size-asian="15pt" style:font-size-complex="15pt"/>
    </style:style>
    <style:style style:name="P10" style:family="paragraph" style:parent-style-name="Standard">
      <style:paragraph-properties fo:line-height="200%"/>
      <style:text-properties fo:font-size="15pt" officeooo:paragraph-rsid="001484e1" style:font-size-asian="15pt" style:font-size-complex="15pt"/>
    </style:style>
    <style:style style:name="P11" style:family="paragraph" style:parent-style-name="Standard">
      <style:paragraph-properties fo:line-height="200%"/>
      <style:text-properties fo:font-size="15pt" officeooo:rsid="000db6f0" officeooo:paragraph-rsid="000db6f0" style:font-size-asian="15pt" style:font-size-complex="15pt"/>
    </style:style>
    <style:style style:name="P12" style:family="paragraph" style:parent-style-name="Standard">
      <style:paragraph-properties fo:line-height="200%"/>
      <style:text-properties fo:font-size="15pt" officeooo:rsid="001145ba" officeooo:paragraph-rsid="001145ba" style:font-size-asian="15pt" style:font-size-complex="15pt"/>
    </style:style>
    <style:style style:name="P13" style:family="paragraph" style:parent-style-name="Standard">
      <style:paragraph-properties fo:line-height="200%"/>
      <style:text-properties fo:font-size="15pt" officeooo:rsid="001484e1" officeooo:paragraph-rsid="001484e1" style:font-size-asian="15pt" style:font-size-complex="15pt"/>
    </style:style>
    <style:style style:name="P14" style:family="paragraph" style:parent-style-name="Standard">
      <style:paragraph-properties fo:line-height="200%"/>
    </style:style>
    <style:style style:name="P15" style:family="paragraph" style:parent-style-name="Standard">
      <style:paragraph-properties fo:line-height="200%"/>
      <style:text-properties officeooo:paragraph-rsid="001484e1"/>
    </style:style>
    <style:style style:name="P16" style:family="paragraph" style:parent-style-name="Standard">
      <style:paragraph-properties fo:line-height="200%"/>
      <style:text-properties officeooo:paragraph-rsid="0015337e"/>
    </style:style>
    <style:style style:name="P17" style:family="paragraph" style:parent-style-name="Standard">
      <style:paragraph-properties fo:line-height="200%"/>
      <style:text-properties officeooo:paragraph-rsid="00171414"/>
    </style:style>
    <style:style style:name="P18" style:family="paragraph" style:parent-style-name="Standard">
      <style:paragraph-properties fo:line-height="200%"/>
      <style:text-properties fo:font-size="12pt" officeooo:rsid="000db6f0" officeooo:paragraph-rsid="000db6f0" style:font-size-asian="10.5pt" style:font-size-complex="12pt"/>
    </style:style>
    <style:style style:name="P19" style:family="paragraph" style:parent-style-name="Standard">
      <style:paragraph-properties fo:line-height="200%"/>
      <style:text-properties fo:font-size="12pt" officeooo:rsid="000db6f0" officeooo:paragraph-rsid="001145ba" style:font-size-asian="10.5pt" style:font-size-complex="12pt"/>
    </style:style>
    <style:style style:name="P20" style:family="paragraph" style:parent-style-name="Standard">
      <style:paragraph-properties fo:line-height="200%"/>
      <style:text-properties officeooo:rsid="001145ba" officeooo:paragraph-rsid="001145ba"/>
    </style:style>
    <style:style style:name="P21" style:family="paragraph" style:parent-style-name="Standard" style:master-page-name="MP0">
      <style:paragraph-properties style:page-number="auto" fo:break-before="page"/>
    </style:style>
    <style:style style:name="P22" style:family="paragraph" style:parent-style-name="Standard" style:master-page-name="MP1">
      <style:paragraph-properties style:page-number="auto" fo:break-before="page"/>
      <style:text-properties fo:font-size="15pt" style:font-size-asian="15pt" style:font-size-complex="15pt"/>
    </style:style>
    <style:style style:name="P23" style:family="paragraph" style:parent-style-name="Standard">
      <style:paragraph-properties fo:line-height="200%"/>
      <style:text-properties fo:font-size="15pt" officeooo:rsid="00171414" officeooo:paragraph-rsid="00171414" style:font-size-asian="15pt" style:font-size-complex="15pt"/>
    </style:style>
    <style:style style:name="P24" style:family="paragraph" style:parent-style-name="Standard">
      <style:paragraph-properties fo:line-height="200%"/>
      <style:text-properties fo:font-size="15pt" style:font-size-asian="15pt" style:font-size-complex="15pt"/>
    </style:style>
    <style:style style:name="P25" style:family="paragraph" style:parent-style-name="Standard">
      <style:text-properties fo:font-size="8pt" style:font-size-asian="8pt" style:font-size-complex="8pt"/>
    </style:style>
    <style:style style:name="P26" style:family="paragraph" style:parent-style-name="Standard">
      <style:text-properties fo:font-size="8pt" officeooo:rsid="000f8bad" officeooo:paragraph-rsid="000f8bad" style:font-size-asian="8pt" style:font-size-complex="8pt"/>
    </style:style>
    <style:style style:name="P27" style:family="paragraph" style:parent-style-name="Standard">
      <style:text-properties fo:font-size="8pt" officeooo:rsid="0012f429" officeooo:paragraph-rsid="0012f429" style:font-size-asian="8pt" style:font-size-complex="8pt"/>
    </style:style>
    <style:style style:name="P28" style:family="paragraph" style:parent-style-name="Standard">
      <style:text-properties fo:font-size="8pt" officeooo:rsid="001877fb" officeooo:paragraph-rsid="001877fb" style:font-size-asian="8pt" style:font-size-complex="8pt"/>
    </style:style>
    <style:style style:name="P29" style:family="paragraph" style:parent-style-name="Standard">
      <style:paragraph-properties fo:text-align="center" style:justify-single-word="false"/>
      <style:text-properties fo:font-size="28pt" officeooo:rsid="001877fb" officeooo:paragraph-rsid="001877fb" style:font-size-asian="28pt" style:font-size-complex="28pt"/>
    </style:style>
    <style:style style:name="T1" style:family="text">
      <style:text-properties fo:font-size="15pt" style:font-size-asian="15pt" style:font-size-complex="15pt"/>
    </style:style>
    <style:style style:name="T2" style:family="text">
      <style:text-properties fo:font-size="15pt" officeooo:rsid="000db6f0" style:font-size-asian="15pt" style:font-size-complex="15pt"/>
    </style:style>
    <style:style style:name="T3" style:family="text">
      <style:text-properties fo:font-size="15pt" officeooo:rsid="001484e1" style:font-size-asian="15pt" style:font-size-complex="15pt"/>
    </style:style>
    <style:style style:name="T4" style:family="text">
      <style:text-properties fo:font-size="15pt" officeooo:rsid="0015337e" style:font-size-asian="15pt" style:font-size-complex="15pt"/>
    </style:style>
    <style:style style:name="T5" style:family="text">
      <style:text-properties fo:font-weight="bold" style:font-weight-asian="bold" style:font-weight-complex="bold"/>
    </style:style>
    <style:style style:name="T6" style:family="text">
      <style:text-properties fo:font-size="12pt" style:font-size-asian="10.5pt" style:font-size-complex="12pt"/>
    </style:style>
    <style:style style:name="T7" style:family="text">
      <style:text-properties officeooo:rsid="000f8bad"/>
    </style:style>
    <style:style style:name="T8" style:family="text">
      <style:text-properties officeooo:rsid="001145ba"/>
    </style:style>
    <style:style style:name="T9" style:family="text">
      <style:text-properties officeooo:rsid="0012f429"/>
    </style:style>
    <style:style style:name="T10" style:family="text">
      <style:text-properties officeooo:rsid="001484e1"/>
    </style:style>
    <style:style style:name="T11" style:family="text">
      <style:text-properties officeooo:rsid="0015337e"/>
    </style:style>
    <style:style style:name="T12" style:family="text">
      <style:text-properties officeooo:rsid="00171414"/>
    </style:style>
    <style:style style:name="T13" style:family="text">
      <style:text-properties officeooo:rsid="001877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Standard"/>
      <text:p text:style-name="Standard"/>
      <text:p text:style-name="Standard"/>
      <text:p text:style-name="P4">User Manual for Dirty Mike and the Boys</text:p>
      <text:p text:style-name="P29">Final</text:p>
      <text:p text:style-name="P5"/>
      <text:p text:style-name="P6">Group Members</text:p>
      <text:p text:style-name="P7">Kristopher Pepper</text:p>
      <text:p text:style-name="P7">Arif Mohammad</text:p>
      <text:p text:style-name="P7">Jeremy Smith</text:p>
      <text:p text:style-name="P7">Jacob Culley</text:p>
      <text:p text:style-name="P22">Table of Contents</text:p>
      <text:p text:style-name="Standard"/>
      <text:p text:style-name="P25">Help Menu………………………………………………………………………………………………3</text:p>
      <text:p text:style-name="P25"/>
      <text:p text:style-name="P25">Get and Set Time………………………………………………………………………………………...3</text:p>
      <text:p text:style-name="P25"/>
      <text:p text:style-name="P25">Get and Set Date………………………………………………………………………………………...3</text:p>
      <text:p text:style-name="P25"/>
      <text:p text:style-name="P25">Create PCB………………………………………………………………………………………………3 </text:p>
      <text:p text:style-name="P25"/>
      <text:p text:style-name="P25">Delete PCB……………………………………………………………………………………………….4</text:p>
      <text:p text:style-name="P25"/>
      <text:p text:style-name="P25">Block……………………………………………………………………………………………………..4</text:p>
      <text:p text:style-name="P25"/>
      <text:p text:style-name="P25">Unblock………………………………………………………………………………………………….4</text:p>
      <text:p text:style-name="P25"/>
      <text:p text:style-name="P25">Suspend…………………………………………………………………………………………………..4</text:p>
      <text:p text:style-name="P25"/>
      <text:p text:style-name="P25">Resume…………………………………………………………………………………………………..4</text:p>
      <text:p text:style-name="P25"/>
      <text:p text:style-name="P25">Set Priority……………………………………………………………………………………………….4</text:p>
      <text:p text:style-name="P25"/>
      <text:p text:style-name="P25">Show PCB………………………………………………………………………………………………..5</text:p>
      <text:p text:style-name="P25"/>
      <text:p text:style-name="P25">Show Ready Processes …………………………………………………………………………………..5</text:p>
      <text:p text:style-name="P25"/>
      <text:p text:style-name="P25">Show Blocked Processes…………………………………………………………………………………5</text:p>
      <text:p text:style-name="P25"/>
      <text:p text:style-name="P25">Show All Processes………………………………………………………………………………………5</text:p>
      <text:p text:style-name="P25"/>
      <text:p text:style-name="P26">Yield……………………………………………………………………………………………………..5</text:p>
      <text:p text:style-name="P26"/>
      <text:p text:style-name="P26">LoadR3…………………………………………………………………………………………………..5</text:p>
      <text:p text:style-name="P26"/>
      <text:p text:style-name="P27">Initialize Heap……………………………………………………………………………………………5</text:p>
      <text:p text:style-name="P27"/>
      <text:p text:style-name="P27">Allocate Memory………………………………………………………………………………………...5</text:p>
      <text:p text:style-name="P27"/>
      <text:p text:style-name="P27">Free Memory……………………………………………………………………………………………..6</text:p>
      <text:p text:style-name="P27"/>
      <text:p text:style-name="P27">IsEmpty………………………………………………………………………………………………….…6</text:p>
      <text:p text:style-name="P27"/>
      <text:p text:style-name="P27">Show Free Memory………………………………………………………………………………………...6</text:p>
      <text:p text:style-name="P27"/>
      <text:p text:style-name="P27">Show Allocated Memory…………………………………………………………………………………...6</text:p>
      <text:p text:style-name="P27"/>
      <text:p text:style-name="P28">PrintRootDirectory…………………………………………………………………………………………..6</text:p>
      <text:p text:style-name="P28"/>
      <text:p text:style-name="P28">PrintBootSector……………………………………………………………………………………………..6</text:p>
      <text:p text:style-name="P28"/>
      <text:p text:style-name="P28">ChngeDirectory……………………………………………………………………………………………….6</text:p>
      <text:p text:style-name="P28"/>
      <text:p text:style-name="P28">ListDirectory………………………………………………………………………………………………..6</text:p>
      <text:p text:style-name="P28"/>
      <text:p text:style-name="P28">PrintType……………………………………………………………………………………………………7</text:p>
      <text:p text:style-name="P28"/>
      <text:p text:style-name="P28">Rename……………………………………………………………………………………………………..7</text:p>
      <text:p text:style-name="P28"><text:line-break/>GetType…………………………………………………………………………………………………….7</text:p>
      <text:p text:style-name="P25"/>
      <text:p text:style-name="P25">Version……………………………………………………………………………………………………...<text:span text:style-name="T13">7</text:span></text:p>
      <text:p text:style-name="P28"/>
      <text:p text:style-name="P25">Exit……………………………………………………………………………………………………..…..<text:span text:style-name="T13">7</text:span></text:p>
      <text:p text:style-name="Standard"/>
      <text:p text:style-name="Standard"/>
      <text:p text:style-name="Standard"/>
      <text:p text:style-name="P8"><text:soft-page-break/></text:p>
      <text:p text:style-name="P9"/>
      <text:p text:style-name="P9"/>
      <text:p text:style-name="P9">Help</text:p>
      <text:p text:style-name="P14"><text:tab/>The operating system comes equipped with a full help menu that gives you a brief description of each program. <text:s/>It also tell you what inputs to put in the functions. <text:s/>It also tells you how to access the functions.</text:p>
      <text:p text:style-name="P9">Get Date</text:p>
      <text:p text:style-name="P14"><text:span text:style-name="Default_20_Paragraph_20_Font"><text:span text:style-name="T1"><text:tab/></text:span></text:span>Get date allows the user to access the Operating systems calendar and it will return the current date. <text:s/>In-order to first access get date first the user must access set date to first initialize what the date is.</text:p>
      <text:p text:style-name="P9">Set Date</text:p>
      <text:p text:style-name="P14"><text:span text:style-name="Default_20_Paragraph_20_Font"><text:span text:style-name="T1"><text:tab/></text:span></text:span>Set date allows the user to set the current date to what he wants. <text:s/>The date will be entered in the following format: Enter year “####”, enter month “##” and enter day “##”.</text:p>
      <text:p text:style-name="P9">Get Time</text:p>
      <text:p text:style-name="P14"><text:tab/>Get time works almost in the same way that get date does. <text:s/>When you call this command it will display the current time that you have previously set will set time.</text:p>
      <text:p text:style-name="P9">Set Time</text:p>
      <text:p text:style-name="P14"><text:tab/>This function is used to enter the time into the operating system. Military time is used. The time will be entered as follows: the first prompt will ask for hours “##”, the second will ask for minutes”##” and the third will ask for seconds”##”</text:p>
      <text:p text:style-name="P9"><text:soft-page-break/>Create PCB</text:p>
      <text:p text:style-name="P14"><text:span text:style-name="Default_20_Paragraph_20_Font"><text:span text:style-name="T1"><text:tab/></text:span></text:span>This function allows the user to create a PCB by which the user must provide what the process' name, class, and priority is. <text:s/>The name is what the process will be referred as and most be unique among all other PCBs. <text:s/>The class will be either a system or application<text:span text:style-name="Default_20_Paragraph_20_Font"><text:span text:style-name="T5">. </text:span></text:span>Finally the priority will determine how important the process is and will be between 0 through 9, 0 will execute first compared to a 9 priority.</text:p>
      <text:p text:style-name="P9">Delete PCB</text:p>
      <text:p text:style-name="P14"><text:tab/>When the user calls delete PCB it will remove a PCB that the user specifies during the call. <text:s/>The name must be valid otherwise the process will throw an error.</text:p>
      <text:p text:style-name="P9">Block PCB</text:p>
      <text:p text:style-name="P14"><text:span text:style-name="Default_20_Paragraph_20_Font"><text:span text:style-name="T1"><text:tab/></text:span></text:span>Block PCB takes a valid PCB and places it into a blocked state. <text:s/>When using the command you must make sure that you are using the appropriate process name or the function will throw an error.</text:p>
      <text:p text:style-name="P9">Unblock PCB</text:p>
      <text:p text:style-name="P14"><text:span text:style-name="Default_20_Paragraph_20_Font"><text:span text:style-name="T1"><text:tab/></text:span></text:span>This function will take a valid blocked PCB and unblock it and stick it into the appropriate queue. <text:s/>The user must check if the name matches a PCB and also that the PCB is blocked.</text:p>
      <text:p text:style-name="P9">Suspend PCB</text:p>
      <text:p text:style-name="P14"><text:span text:style-name="Default_20_Paragraph_20_Font"><text:span text:style-name="T1"><text:tab/></text:span></text:span>This function places a valid PCB into a suspended state and puts it into its proper queue. </text:p>
      <text:p text:style-name="P9">Resume PCB</text:p>
      <text:p text:style-name="P14"><text:span text:style-name="Default_20_Paragraph_20_Font"><text:span text:style-name="T1"><text:tab/></text:span></text:span>Resume PCB takes in a PCB that is suspended and resumes it by putting it in a not suspended state. <text:s/>This requires a valid process.</text:p>
      <text:p text:style-name="P9">Set PCB Priority</text:p>
      <text:p text:style-name="P14"><text:soft-page-break/><text:span text:style-name="Default_20_Paragraph_20_Font"><text:span text:style-name="T1"><text:tab/></text:span></text:span>Sets a PCB's priority then reinserts the process into the correct place that correlates to the new priority.</text:p>
      <text:p text:style-name="P9">Show PCB</text:p>
      <text:p text:style-name="P14"><text:span text:style-name="Default_20_Paragraph_20_Font"><text:span text:style-name="T1"><text:tab/></text:span></text:span>When the user calls the method of show PCB it will display the process’ name, class, state, suspended status, and what its priority is for a valid PCB.</text:p>
      <text:p text:style-name="P9">Show Ready</text:p>
      <text:p text:style-name="P14"><text:tab/>Show ready is very similar to show PCB except that it will display the information for all current PCBs in the ready queue.</text:p>
      <text:p text:style-name="P9">Show Blocked</text:p>
      <text:p text:style-name="P14"><text:tab/>Will show the current information for all the PCB’s that are in the blocked queue.</text:p>
      <text:p text:style-name="P9">Show All</text:p>
      <text:p text:style-name="P14"><text:tab/>Show all is a combination of both show ready and show blocked as it will show the information for all PCBs in either the blocked and ready queues</text:p>
      <text:p text:style-name="P11">Yield</text:p>
      <text:p text:style-name="P11"><text:tab/><text:span text:style-name="T6">Yield is a command that will cause the command handler to yield to other processes (give up its cpu time).</text:span></text:p>
      <text:p text:style-name="P11">LoadR3</text:p>
      <text:p text:style-name="P18"><text:tab/>LoadR3 is a command that will load all of the current r3 processes into memory in a suspended ready state at the priority that the process has.</text:p>
      <text:p text:style-name="P20"><text:span text:style-name="T2">I</text:span><text:span text:style-name="T1">nitialize Heap</text:span></text:p>
      <text:p text:style-name="P19"><text:tab/><text:span text:style-name="T8">Initialize heap will allow allow the user to allocate all the memory available</text:span></text:p>
      <text:p text:style-name="P12"><text:soft-page-break/>Allocate Memory</text:p>
      <text:p text:style-name="P19"><text:tab/><text:span text:style-name="T8">Allocate Memory will allow the user to allocate memory from the heap</text:span></text:p>
      <text:p text:style-name="P12">Free Memory</text:p>
      <text:p text:style-name="P19"><text:tab/><text:span text:style-name="T8">Free Memory is a function that will be used to free a particular block of memory</text:span></text:p>
      <text:p text:style-name="P12">IsEmpty</text:p>
      <text:p text:style-name="P19"><text:tab/><text:span text:style-name="T8">IsEmpty is a function that when used tells the user whether the heap is empty or not</text:span></text:p>
      <text:p text:style-name="P12">Show Free Memory</text:p>
      <text:p text:style-name="P19"><text:tab/><text:span text:style-name="T8">Show Free Memory is a function that will show the address blocks and size of the free memory</text:span></text:p>
      <text:p text:style-name="P12">Show Allocated Memory</text:p>
      <text:p text:style-name="P19"><text:tab/><text:span text:style-name="T8">Show Allocated Memory is a function that will the address blocks and size of the allocated memory</text:span></text:p>
      <text:p text:style-name="P13">PrintRootDirectory</text:p>
      <text:p text:style-name="P14"><text:tab/><text:span text:style-name="T10">This command will list all of the files and directories contained within the root directory</text:span></text:p>
      <text:p text:style-name="P13">PrintBootSector</text:p>
      <text:p text:style-name="P15"><text:tab/><text:span text:style-name="T10">This command will allow the user to validate that your software is correctly accessing the boot sector information. <text:s/>The boot sector contains basic information which is vital for accessing the remainder of the information on the disk</text:span></text:p>
      <text:p text:style-name="P13">ChangeDirectory</text:p>
      <text:p text:style-name="P15"><text:tab/><text:span text:style-name="T10">This command will change your current directory. <text:s/>You will always change to a subdirectory of the current directory</text:span></text:p>
      <text:p text:style-name="P15"><text:span text:style-name="T10"><text:s/></text:span><text:span text:style-name="T3">ListDirectory</text:span></text:p>
      <text:p text:style-name="P15"><text:soft-page-break/><text:tab/><text:span text:style-name="T10">By default this command will print the contents of the current directory. <text:s/></text:span></text:p>
      <text:p text:style-name="P13"><text:span text:style-name="T12">Print</text:span>Type</text:p>
      <text:p text:style-name="P16"><text:tab/><text:span text:style-name="T10">This command will print the contents of any file with the extension, “TXT”,”BAT”, or “C”. <text:s/>The command will print the contents of the file to the screen one at a time.</text:span></text:p>
      <text:p text:style-name="P16"><text:span text:style-name="T10"><text:s/></text:span><text:span text:style-name="T4">Rename</text:span></text:p>
      <text:p text:style-name="P16"><text:tab/><text:span text:style-name="T11">This command will allow the user to rename the file or directory. <text:s/>When using this command the user will have to provide the name you want the file to be changed too as well as the old filename so the process can find it. <text:s/>If the wrong filename is typed it an error will be thrown.</text:span></text:p>
      <text:p text:style-name="P23">GetFat</text:p>
      <text:p text:style-name="P17"><text:tab/><text:span text:style-name="T12">This method allows the user to get the fat tables from memory.</text:span></text:p>
      <text:p text:style-name="P10">Version</text:p>
      <text:p text:style-name="P15"><text:tab/>When you choose this program you will be shown what the most recent version is and when it was completed.</text:p>
      <text:p text:style-name="P9">Exit</text:p>
      <text:p text:style-name="P14"><text:tab/>Exit allows you to safely leave the OS, after you are finished with all the program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3.25in" style:type="center"/>
          <style:tab-stop style:position="6.4063in"/>
          <style:tab-stop style:position="6.5in" style:type="right"/>
          <style:tab-stop style:position="6.9252in" style:type="right"/>
        </style:tab-stops>
      </style:paragraph-properti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dynamic-spacing="true"/>
      </style:header-style>
      <style:footer-style>
        <style:header-footer-properties fo:min-height="0.196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MP2"/>
        <text:p text:style-name="Footer"/>
      </style:footer>
    </style:master-page>
    <style:master-page style:name="MP1" style:page-layout-name="Mpm3">
      <style:header>
        <text:p text:style-name="MP1"/>
      </style:header>
      <style:footer>
        <text:p text:style-name="MP2"><text:page-number text:select-page="current">7</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Linux_X86_64 LibreOffice_project/40m0$Build-3</meta:generator>
    <meta:initial-creator>northk</meta:initial-creator>
    <meta:creation-date>2016-02-25T21:44:00Z</meta:creation-date>
    <dc:date>2016-04-28T07:02:42.148831510</dc:date>
    <meta:editing-cycles>13</meta:editing-cycles>
    <meta:editing-duration>PT2H24M11S</meta:editing-duration>
    <meta:document-statistic meta:table-count="0" meta:image-count="0" meta:object-count="0" meta:page-count="7" meta:paragraph-count="106" meta:word-count="1008" meta:character-count="6782" meta:non-whitespace-character-count="5823"/>
    <meta:template xlink:type="simple" xlink:actuate="onRequest" xlink:title="" xlink:href="../../../../tmp/.cache/.fr-eRygno/.cache/.fr-Io7qFu/dirtymikeandtheboys-cs-450-fed565a90be5/USER%20manual.odt/Normal"/>
  </office:meta>
</office:document-meta>
</file>